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579d1c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7" style:family="graphic" style:parent-style-name="standard">
      <style:graphic-properties svg:stroke-color="#2c001e" draw:fill="solid" draw:fill-color="#c5000b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1cm" svg:height="1.4cm" svg:x="9.45cm" svg:y="1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6cm" svg:height="2.4cm" svg:x="7.5cm" svg:y="3.3cm">
          <text:p text:style-name="P1"><text:span text:style-name="T2">Wysłanie danych</text:span><text:span text:style-name="T2"><text:line-break/></text:span><text:span text:style-name="T2">aktywacyjny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10.5cm" svg:y1="2.4cm" svg:x2="10.5cm" svg:y2="3.3cm" draw:start-shape="id1" draw:start-glue-point="8" draw:end-shape="id2" draw:end-glue-point="4" svg:d="M10500 2400v900" svg:viewBox="0 0 1 901">
          <text:p/>
        </draw:connector>
        <draw:custom-shape draw:style-name="gr2" draw:text-style-name="P3" xml:id="id3" draw:id="id3" draw:layer="layout" svg:width="5.9cm" svg:height="2.4cm" svg:x="7.55cm" svg:y="8.2cm">
          <text:p text:style-name="P1"><text:span text:style-name="T2">Odebranie odpowiedz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" draw:layer="layout" draw:type="line" svg:x1="10.5cm" svg:y1="5.7cm" svg:x2="10.5cm" svg:y2="8.2cm" draw:start-shape="id2" draw:start-glue-point="8" draw:end-shape="id3" draw:end-glue-point="4" svg:d="M10500 5700v2500" svg:viewBox="0 0 1 2501">
          <text:p text:style-name="P1"><text:span text:style-name="T3">Dostępna</text:span><text:span text:style-name="T3"><text:line-break/></text:span><text:span text:style-name="T3">odpowiedź</text:span></text:p>
        </draw:connector>
        <draw:custom-shape draw:style-name="gr1" draw:text-style-name="P3" xml:id="id4" draw:id="id4" draw:layer="layout" svg:width="5.8cm" svg:height="2.6cm" svg:x="7.6cm" svg:y="13.5cm">
          <text:p text:style-name="P1"><text:span text:style-name="T2">Poprawne działanie,</text:span></text:p>
          <text:p text:style-name="P1"><text:span text:style-name="T2">zwiększenie licznik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0.5cm" svg:y1="10.6cm" svg:x2="10.5cm" svg:y2="13.5cm" draw:start-shape="id3" draw:start-glue-point="8" draw:end-shape="id4" draw:end-glue-point="4" svg:d="M10500 10600v2900" svg:viewBox="0 0 1 2901">
          <text:p text:style-name="P4"><text:span text:style-name="T3">Poprawna</text:span><text:span text:style-name="T3"><text:line-break/></text:span><text:span text:style-name="T3">odpowiedź</text:span></text:p>
        </draw:connector>
        <draw:custom-shape draw:style-name="gr6" draw:text-style-name="P3" xml:id="id5" draw:id="id5" draw:layer="layout" svg:width="5.4cm" svg:height="2.3cm" svg:x="11.8cm" svg:y="17.9cm">
          <text:p text:style-name="P1"><text:span text:style-name="T2">Wysłanie danyc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line" svg:x1="12.551cm" svg:y1="15.72cm" svg:x2="14.5cm" svg:y2="17.9cm" draw:start-shape="id4" draw:start-glue-point="9" draw:end-shape="id5" draw:end-glue-point="4" svg:d="M12551 15720l1949 2180" svg:viewBox="0 0 1950 2181">
          <text:p text:style-name="P1"><text:span text:style-name="T3">Co 1 sekundę</text:span></text:p>
        </draw:connector>
        <draw:connector draw:style-name="gr4" draw:text-style-name="P4" draw:layer="layout" draw:type="curve" draw:line-skew="-0.715cm -10.702cm 0.714cm" svg:x1="8.378cm" svg:y1="5.349cm" svg:x2="8.378cm" svg:y2="3.651cm" draw:start-shape="id2" draw:start-glue-point="7" draw:end-shape="id2" draw:end-glue-point="5" svg:d="M8378 5349c0 207-5078 138-5078-849s5078-1056 5078-849" svg:viewBox="0 0 5079 1889">
          <text:p text:style-name="P1"><text:span text:style-name="T3">Oczekiwanie</text:span><text:span text:style-name="T3"><text:line-break/></text:span><text:span text:style-name="T3">przez 1 sekundę</text:span></text:p>
        </draw:connector>
        <draw:connector draw:style-name="gr4" draw:text-style-name="P4" draw:layer="layout" draw:type="curve" draw:line-skew="2.835cm" svg:x1="13.45cm" svg:y1="9.4cm" svg:x2="13.5cm" svg:y2="4.5cm" draw:start-shape="id3" draw:start-glue-point="10" draw:end-shape="id2" draw:end-glue-point="10" svg:d="M13450 9400c5080 0 5055-4900 50-4900" svg:viewBox="0 0 3808 4901">
          <text:p text:style-name="P1"><text:span text:style-name="T3">Niepoprawna</text:span><text:span text:style-name="T3"><text:line-break/></text:span><text:span text:style-name="T3">odpowiedź</text:span></text:p>
        </draw:connector>
        <draw:custom-shape draw:style-name="gr7" draw:text-style-name="P3" xml:id="id6" draw:id="id6" draw:layer="layout" svg:width="3.1cm" svg:height="2.2cm" svg:x="4.3cm" svg:y="18.1cm">
          <text:p text:style-name="P1"><text:span text:style-name="T2">Tryb</text:span><text:span text:style-name="T2"><text:line-break/></text:span><text:span text:style-name="T2">STO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4" draw:layer="layout" draw:type="line" svg:x1="8.449cm" svg:y1="15.72cm" svg:x2="6.946cm" svg:y2="18.422cm" draw:start-shape="id4" draw:start-glue-point="7" draw:end-shape="id6" draw:end-glue-point="11" svg:d="M8449 15720l-1503 2702" svg:viewBox="0 0 1504 2703">
          <text:p text:style-name="P1"><text:span text:style-name="T3">Naciśnięcie przycisku „STOP”</text:span></text:p>
        </draw:connector>
        <draw:custom-shape draw:style-name="gr2" draw:text-style-name="P3" xml:id="id7" draw:id="id7" draw:layer="layout" svg:width="4.5cm" svg:height="2.3cm" svg:x="8.9cm" svg:y="21.2cm">
          <text:p text:style-name="P1"><text:span text:style-name="T2">Wysłanie</text:span></text:p>
          <text:p text:style-name="P1"><text:span text:style-name="T2">sygnału „STOP”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11.15cm" svg:y1="23.5cm" svg:x2="5.85cm" svg:y2="20.3cm" draw:start-shape="id7" draw:start-glue-point="8" draw:end-shape="id6" draw:end-glue-point="8" svg:d="M11150 23500c0 753-5300 2353-5300-3200" svg:viewBox="0 0 5301 4006">
          <text:p/>
        </draw:connector>
        <draw:connector draw:style-name="gr3" draw:text-style-name="P1" draw:layer="layout" draw:type="curve" svg:x1="16.41cm" svg:y1="18.236cm" svg:x2="13.4cm" svg:y2="14.8cm" draw:start-shape="id5" draw:start-glue-point="11" draw:end-shape="id4" draw:end-glue-point="10" svg:d="M16410 18236c0-2291-1003-3436-3010-3436" svg:viewBox="0 0 3011 3437">
          <text:p/>
        </draw:connector>
        <draw:connector draw:style-name="gr4" draw:text-style-name="P4" draw:layer="layout" draw:type="line" svg:x1="7.4cm" svg:y1="19.2cm" svg:x2="9.559cm" svg:y2="21.536cm" draw:start-shape="id6" draw:start-glue-point="10" draw:end-shape="id7" draw:end-glue-point="5" svg:d="M7400 19200l2159 2336" svg:viewBox="0 0 2160 2337">
          <text:p text:style-name="P4"><text:span text:style-name="T3">Co 0.5 sekundy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otr Banaszkiewicz</meta:initial-creator>
    <meta:creation-date>2015-11-18T11:23:57.328150166</meta:creation-date>
    <dc:date>2015-11-18T19:53:04.403246424</dc:date>
    <dc:creator>Piotr Banaszkiewicz</dc:creator>
    <meta:editing-duration>PT17M32S</meta:editing-duration>
    <meta:editing-cycles>7</meta:editing-cycles>
    <meta:generator>LibreOffice/4.2.8.2$Linux_X86_64 LibreOffice_project/420m0$Build-2</meta:generator>
    <meta:document-statistic meta:object-count="17"/>
  </office:meta>
</office:document-meta>
</file>